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 fo:break-after="page"/>
      <style:text-properties style:font-name="Courier New"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1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1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02in" fo:margin-left="0.1in" fo:margin-right="0.1102in" fo:margin-bottom="0.2in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09:52:23.326000000</dc:date>
    <meta:editing-duration>P0D</meta:editing-duration>
    <meta:editing-cycles>1</meta:editing-cycles>
    <meta:document-statistic meta:table-count="0" meta:image-count="0" meta:object-count="0" meta:page-count="3" meta:paragraph-count="3" meta:word-count="729" meta:character-count="21408" meta:non-whitespace-character-count="13347"/>
    <meta:generator>LibreOffice/7.6.2.1$Windows_X86_64 LibreOffice_project/56f7684011345957bbf33a7ee678afaf4d2ba333</meta:generator>
  </office:meta>
</office:document-meta>
</file>